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1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45af64"/>
    </style:style>
    <style:style style:name="P14" style:family="paragraph" style:parent-style-name="Standard">
      <style:paragraph-properties style:writing-mode="lr-tb" style:writing-mode-automatic="false"/>
      <style:text-properties officeooo:paragraph-rsid="005bfcac"/>
    </style:style>
    <style:style style:name="P15" style:family="paragraph" style:parent-style-name="Standard">
      <style:text-properties officeooo:paragraph-rsid="0047c005"/>
    </style:style>
    <style:style style:name="P16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4pt" fo:font-weight="bold" officeooo:rsid="00236a38" officeooo:paragraph-rsid="004db644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ans" fo:font-size="12pt" fo:font-weight="normal" officeooo:rsid="00240668" officeooo:paragraph-rsid="004db64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fo:font-weight="normal" officeooo:rsid="00236a38" officeooo:paragraph-rsid="004db64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4pt" fo:font-weight="bold" officeooo:rsid="00231779" officeooo:paragraph-rsid="00236a38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40c715"/>
    </style:style>
    <style:style style:name="T6" style:family="text">
      <style:text-properties officeooo:rsid="0038cd97"/>
    </style:style>
    <style:style style:name="T7" style:family="text">
      <style:text-properties officeooo:rsid="0039bf32"/>
    </style:style>
    <style:style style:name="T8" style:family="text">
      <style:text-properties fo:font-weight="normal" officeooo:rsid="00236a38" style:font-weight-asian="normal" style:font-weight-complex="normal"/>
    </style:style>
    <style:style style:name="T9" style:family="text">
      <style:text-properties fo:font-weight="bold" officeooo:rsid="00236a38" style:font-weight-asian="bold" style:font-weight-complex="bold"/>
    </style:style>
    <style:style style:name="T10" style:family="text">
      <style:text-properties officeooo:rsid="004406cc"/>
    </style:style>
    <style:style style:name="T11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2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0cd0a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8" style:family="text">
      <style:text-properties fo:color="#530072" loext:opacity="100%" style:font-name="Liberation Sans" fo:font-size="12pt" fo:font-weight="bold" officeooo:rsid="0059e7e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normal" officeooo:rsid="0059e7e5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5bfcac" style:font-size-asian="12pt" style:font-weight-asian="normal" style:font-size-complex="12pt" style:font-weight-complex="normal"/>
    </style:style>
    <style:style style:name="T21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53efdd" style:font-size-asian="12pt" style:font-weight-asian="normal" style:font-size-complex="12pt" style:font-weight-complex="normal"/>
    </style:style>
    <style:style style:name="T24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normal" officeooo:rsid="0054af31" style:font-size-asian="12pt" style:font-weight-asian="normal" style:font-size-complex="12pt" style:font-weight-complex="normal"/>
    </style:style>
    <style:style style:name="T26" style:family="text">
      <style:text-properties officeooo:rsid="0057b5a2"/>
    </style:style>
    <style:style style:name="T27" style:family="text">
      <style:text-properties officeooo:rsid="005229b8"/>
    </style:style>
    <style:style style:name="T28" style:family="text">
      <style:text-properties officeooo:rsid="00510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2951814313"/><text:bookmark-start text:name="__DdeLink__1899_1961540505"/><text:bookmark-start text:name="__DdeLink__2001_1961540505"/><text:bookmark-start text:name="__DdeLink__215_3747045388"/><text:bookmark-start text:name="__DdeLink__233_3747045388"/><text:bookmark-start text:name="__DdeLink__873_3747045388"/><text:bookmark-start text:name="__DdeLink__648_2951814313"/>Dezly Macauley</text:p>
      <text:p text:style-name="P2"><text:bookmark-end text:name="__DdeLink__1899_1961540505"/><text:bookmark-start text:name="__DdeLink__1916_1961540505"/><text:bookmark-start text:name="__DdeLink__2007_1961540505"/><text:span text:style-name="T1">Backend Software Engineer (Rust, SQL, </text:span><text:span text:style-name="T2">Linux, </text:span><text:span text:style-name="T1">Shell Scripting)</text:span> <text:bookmark-end text:name="__DdeLink__1916_1961540505"/><text:bookmark-end text:name="__DdeLink__2007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6"/>
      <text:p text:style-name="P4"><text:bookmark-start text:name="__DdeLink__236_2951814313"/>Skills</text:p>
      <text:p text:style-name="P8"><text:bookmark-end text:name="__DdeLink__236_2951814313"/>- Low-Level Programming Languages: <text:span text:style-name="T5">C, </text:span>Rust, C++</text:p>
      <text:p text:style-name="P8">- Garbage Collected Languages: Python</text:p>
      <text:p text:style-name="P8">- Developer Tools: Linux, Bash, Docker, Git, GitHub, Neovim</text:p>
      <text:p text:style-name="P8">- Database Development: PostgreSQL, SQLite</text:p>
      <text:p text:style-name="P9">- Technical Writing</text:p>
      <text:p text:style-name="P10"><text:span text:style-name="T6">- </text:span><text:bookmark-start text:name="__DdeLink__310_2951814313"/><text:span text:style-name="T6">Public Speaking:</text:span><text:bookmark-end text:name="__DdeLink__310_2951814313"/><text:span text:style-name="T6"> <text:s/></text:span><text:span text:style-name="T7">My YouTube channel (</text:span><text:a xlink:type="simple" xlink:href="https://www.youtube.com/@dezlymacauley" text:style-name="Internet_20_link" text:visited-style-name="Visited_20_Internet_20_Link"><text:span text:style-name="T7">https://www.youtube.com/@dezlymacauley</text:span></text:a><text:span text:style-name="T7">)</text:span><text:line-break/><text:span text:style-name="T8"><text:line-break/></text:span><text:bookmark-start text:name="__DdeLink__256_4265913938"/><text:span text:style-name="T9">Projects</text:span></text:p>
      <text:p text:style-name="P11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text:bookmark-end text:name="__DdeLink__256_4265913938"/></text:p>
      <text:p text:style-name="P11"/>
      <text:p text:style-name="P12"><text:bookmark-start text:name="__DdeLink__330_1961540505"/><text:bookmark-start text:name="__DdeLink__346_2328103598"/><text:bookmark-start text:name="__DdeLink__301_4265913938"/><text:bookmark-start text:name="__DdeLink__1684_1961540505"/><text:bookmark-start text:name="__DdeLink__1816_1961540505"/>Certification<text:span text:style-name="T10">s</text:span>:</text:p>
      <text:p text:style-name="P13"><text:span text:style-name="T11"><text:line-break/></text:span><text:span text:style-name="T12">Low-Level Programming</text:span></text:p>
      <text:p text:style-name="P13"><text:a xlink:type="simple" xlink:href="https://dezlymacauley.com/certifications/duke_university_rust_fundamentals.pdf" text:style-name="Internet_20_link" text:visited-style-name="Visited_20_Internet_20_Link"><text:bookmark-start text:name="__DdeLink__621_3747045388"/><text:bookmark-start text:name="__DdeLink__602_3747045388"/><text:span text:style-name="T13">Duke University - Rust Fundamentals</text:span></text:a><text:span text:style-name="T13"> </text:span><text:span text:style-name="T14">(</text:span><text:span text:style-name="T15">January </text:span><text:span text:style-name="T16">2024</text:span><text:span text:style-name="T14">)</text:span><text:bookmark-end text:name="__DdeLink__621_3747045388"/><text:bookmark-end text:name="__DdeLink__602_3747045388"/></text:p>
      <text:p text:style-name="P14"><text:a xlink:type="simple" xlink:href="https://dezlymacauley.com/certifications/university_of_michigan_exploring_c.pdf" text:style-name="Internet_20_link" text:visited-style-name="Visited_20_Internet_20_Link"><text:bookmark-start text:name="__DdeLink__1587_1961540505"/><text:span text:style-name="T17">University of Michigan – Exploring C</text:span></text:a><text:bookmark-end text:name="__DdeLink__1587_1961540505"/><text:span text:style-name="T17"> </text:span><text:span text:style-name="T15">(February 2024)</text:span><text:span text:style-name="T17"><text:line-break/><text:line-break/></text:span><text:bookmark-start text:name="__DdeLink__631_2328103598"/><text:span text:style-name="T18">Garbage Collected Languages</text:span><text:span text:style-name="T19"><text:line-break/></text:span><text:a xlink:type="simple" xlink:href="https://dezlymacauley.com/certifications/university_of_california_irvine_programming_with_google_go_specialization.pdf" text:style-name="Internet_20_link" text:visited-style-name="Visited_20_Internet_20_Link"><text:span text:style-name="T19">University of California, Irvine – Programming with Google Go Specialization </text:span><text:span text:style-name="T20">(October 2024)</text:span></text:a><text:bookmark-end text:name="__DdeLink__631_2328103598"/><text:span text:style-name="T17"><text:line-break/><text:line-break/></text:span><text:span text:style-name="T21">Developer Tools</text:span><text:span text:style-name="T11"><text:line-break/></text:span><text:a xlink:type="simple" xlink:href="https://dezlymacauley.com/certifications/meta_version_control.pdf" text:style-name="Internet_20_link" text:visited-style-name="Visited_20_Internet_20_Link"><text:span text:style-name="T22">Meta</text:span><text:bookmark-start text:name="__DdeLink__425_2328103598"/><text:span text:style-name="T22"> –</text:span><text:bookmark-end text:name="__DdeLink__425_2328103598"/><text:span text:style-name="T22"> Version Control</text:span></text:a><text:span text:style-name="T22"> </text:span><text:span text:style-name="T23">(September 2024)</text:span></text:p>
      <text:p text:style-name="P15"><text:span text:style-name="T11"><text:line-break/></text:span><text:bookmark-start text:name="__DdeLink__576_1961540505"/><text:span text:style-name="T24">Communication</text:span><text:bookmark-end text:name="__DdeLink__576_1961540505"/><text:span text:style-name="T11"><text:line-break/></text:span><text:bookmark-end text:name="__DdeLink__1684_1961540505"/><text:bookmark-end text:name="__DdeLink__330_1961540505"/><text:a xlink:type="simple" xlink:href="https://dezlymacauley.com/certifications/ef_set_c2_native_english_proficiency.pdf" text:style-name="Internet_20_link" text:visited-style-name="Visited_20_Internet_20_Link"><text:span text:style-name="T22">EF SET English Certificate - C2 Proficient</text:span></text:a><text:bookmark-end text:name="__DdeLink__1816_1961540505"/><text:bookmark-end text:name="__DdeLink__301_4265913938"/><text:span text:style-name="T22"> </text:span><text:span text:style-name="T25">(March 2024)</text:span><text:bookmark-end text:name="__DdeLink__346_2328103598"/></text:p>
      <text:p text:style-name="P16"/>
      <text:p text:style-name="P17">Work Experience</text:p>
      <text:p text:style-name="P18"/>
      <text:p text:style-name="P18">Research Executive (2016 to 2018)</text:p>
      <text:p text:style-name="P19"><text:soft-page-break/>Kantar <text:bookmark-start text:name="__DdeLink__235_3747045388"/>– <text:bookmark-end text:name="__DdeLink__235_3747045388"/>Global Data, Insights, and Consulting Company</text:p>
      <text:p text:style-name="P5"/>
      <text:p text:style-name="P5">- Conducted quantitative and qualitative consumer research analysis</text:p>
      <text:p text:style-name="P5">- Managed structured datasets and supported data-driven reporting</text:p>
      <text:p text:style-name="P5">- Collaborated with cross-functional teams to deliver actionable insights</text:p>
      <text:p text:style-name="P5">- Prepared client-facing reports and presentations</text:p>
      <text:p text:style-name="P6"/>
      <text:p text:style-name="P20">Education<text:bookmark-end text:name="__DdeLink__113_2951814313"/></text:p>
      <text:p text:style-name="P21">- University of the Witwatersrand: B<text:span text:style-name="T26">C</text:span>om <text:span text:style-name="T26">Marketing </text:span><text:span text:style-name="T27">(</text:span><text:span text:style-name="T26">December </text:span><text:span text:style-name="T27">2015)</text:span></text:p>
      <text:p text:style-name="P21">- King Edward VII School<text:bookmark-end text:name="__DdeLink__648_2951814313"/><text:bookmark-end text:name="__DdeLink__215_3747045388"/><text:bookmark-end text:name="__DdeLink__233_3747045388"/> <text:span text:style-name="T28">(</text:span><text:span text:style-name="T26">December </text:span><text:span text:style-name="T28">2011)</text:span><text:bookmark-end text:name="__DdeLink__873_374704538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12:17:22.458358652</dc:date>
    <meta:editing-duration>PT2H52M58S</meta:editing-duration>
    <meta:editing-cycles>61</meta:editing-cycles>
    <meta:print-date>2026-03-09T16:51:55.277283339</meta:print-date>
    <meta:printed-by>PDF files</meta:printed-by>
    <meta:document-statistic meta:table-count="0" meta:image-count="0" meta:object-count="0" meta:page-count="2" meta:paragraph-count="29" meta:word-count="262" meta:character-count="2187" meta:non-whitespace-character-count="1941"/>
  </office:meta>
</office:document-meta>
</file>